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8.932cm"/>
    </style:style>
    <style:style style:name="co4" style:family="table-column">
      <style:table-column-properties fo:break-before="auto" style:column-width="13.6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1c99e0"/>
    </style:style>
    <style:style style:name="ce3" style:family="table-cell" style:parent-style-name="Default">
      <style:map style:condition="is-true-formula(AND(NOT(ISBLANK([.A$2])); NOT(ISBLANK([.$A2]))))" style:apply-style-name="cell" style:base-cell-address="Feuille1.A2"/>
    </style:style>
    <style:style style:name="ce4" style:family="table-cell" style:parent-style-name="Default">
      <style:table-cell-properties fo:background-color="#1c99e0" style:text-align-source="fix" style:repeat-content="false" style:vertical-align="top"/>
      <style:paragraph-properties fo:text-align="start" fo:margin-left="0cm"/>
    </style:style>
    <style:style style:name="ce5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7" style:family="table-cell" style:parent-style-name="Default">
      <style:table-cell-properties fo:background-color="#1c99e0"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AND(NOT(ISBLANK([.A$2])); NOT(ISBLANK([.$A2]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8"/>
        <table:table-column table:style-name="co6" table:default-cell-style-name="ce3"/>
        <table:table-column table:style-name="co5" table:number-columns-repeated="1017" table:default-cell-style-name="ce3"/>
        <table:table-row table:style-name="ro1">
          <table:table-cell table:style-name="ce2" office:value-type="string" calcext:value-type="string">
            <text:p>title</text:p>
          </table:table-cell>
          <table:table-cell table:style-name="ce4" office:value-type="string" calcext:value-type="string">
            <text:p>fun</text:p>
          </table:table-cell>
          <table:table-cell table:style-name="ce2" office:value-type="string" calcext:value-type="string">
            <text:p>tags</text:p>
          </table:table-cell>
          <table:table-cell table:style-name="ce2" office:value-type="string" calcext:value-type="string">
            <text:p>url</text:p>
          </table:table-cell>
          <table:table-cell table:style-name="ce2" office:value-type="string" calcext:value-type="string">
            <text:p>thumbnail</text:p>
          </table:table-cell>
          <table:table-cell table:style-name="ce7" office:value-type="string" calcext:value-type="string">
            <text:p>unixtime</text:p>
          </table:table-cell>
          <table:table-cell table:style-name="ce2" office:value-type="string" calcext:value-type="string">
            <text:p>date_format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FIRST_PLATFORMER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office:value-type="string" calcext:value-type="string">
            <text:p><text:a xlink:href="https://scratch.mit.edu/projects/162439969/" xlink:type="simple">https://scratch.mit.edu/projects/162439969/</text:a></text:p>
          </table:table-cell>
          <table:table-cell office:value-type="string" calcext:value-type="string">
            <text:p>https://uploads.scratch.mit.edu/get_image/project/162439969_480x360.png</text:p>
          </table:table-cell>
          <table:table-cell office:value-type="float" office:value="1497391200" calcext:value-type="float">
            <text:p>14973912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office:value-type="string" calcext:value-type="string">
            <text:p>https://scratch.mit.edu/projects/162691177/</text:p>
          </table:table-cell>
          <table:table-cell office:value-type="string" calcext:value-type="string">
            <text:p><text:a xlink:href="https://uploads.scratch.mit.edu/get_image/project/162691177" xlink:type="simple">https://uploads.scratch.mit.edu/get_image/project/162691177</text:a>_480x360.png</text:p>
          </table:table-cell>
          <table:table-cell office:value-type="float" office:value="1518130800" calcext:value-type="float">
            <text:p>1518130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UBBLE</text:p>
          </table:table-cell>
          <table:table-cell table:style-name="ce5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office:value-type="string" calcext:value-type="string">
            <text:p>https://scratch.mit.edu/projects/281603316/</text:p>
          </table:table-cell>
          <table:table-cell office:value-type="string" calcext:value-type="string">
            <text:p><text:a xlink:href="https://uploads.scratch.mit.edu/get_image/project/281603316" xlink:type="simple">https://uploads.scratch.mit.edu/get_image/project/281603316</text:a>_480x360.png</text:p>
          </table:table-cell>
          <table:table-cell office:value-type="float" office:value="1548198000" calcext:value-type="float">
            <text:p>1548198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RTAILLERIE</text:p>
          </table:table-cell>
          <table:table-cell table:style-name="ce5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office:value-type="string" calcext:value-type="string">
            <text:p>https://scratch.mit.edu/projects/198861730/</text:p>
          </table:table-cell>
          <table:table-cell office:value-type="string" calcext:value-type="string">
            <text:p><text:a xlink:href="https://uploads.scratch.mit.edu/get_image/project/198861730" xlink:type="simple">https://uploads.scratch.mit.edu/get_image/project/198861730</text:a>_480x360.png</text:p>
          </table:table-cell>
          <table:table-cell office:value-type="float" office:value="1536876000" calcext:value-type="float">
            <text:p>1536876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PACE_ADVENTURE</text:p>
          </table:table-cell>
          <table:table-cell table:style-name="ce5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office:value-type="string" calcext:value-type="string">
            <text:p>https://scratch.mit.edu/projects/445090385/</text:p>
          </table:table-cell>
          <table:table-cell office:value-type="string" calcext:value-type="string">
            <text:p>https://uploads.scratch.mit.edu/get_image/project/445090385_480x360.png</text:p>
          </table:table-cell>
          <table:table-cell office:value-type="float" office:value="1611270000" calcext:value-type="float">
            <text:p>161127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ZZLE</text:p>
          </table:table-cell>
          <table:table-cell table:style-name="ce5" office:value-type="float" office:value="90" calcext:value-type="float">
            <text:p>90</text:p>
          </table:table-cell>
          <table:table-cell office:value-type="string" calcext:value-type="string">
            <text:p>scratch 2D web school LTS</text:p>
          </table:table-cell>
          <table:table-cell office:value-type="string" calcext:value-type="string">
            <text:p>https://scratch.mit.edu/projects/778764577/</text:p>
          </table:table-cell>
          <table:table-cell office:value-type="string" calcext:value-type="string">
            <text:p><text:a xlink:href="https://uploads.scratch.mit.edu/get_image/project/778764577" xlink:type="simple">https://uploads.scratch.mit.edu/get_image/project/778764577</text:a>_480x360.png</text:p>
          </table:table-cell>
          <table:table-cell office:value-type="float" office:value="1671404400" calcext:value-type="float">
            <text:p>1671404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</text:p>
          </table:table-cell>
          <table:table-cell office:value-type="string" calcext:value-type="string">
            <text:p>https://scratch.mit.edu/projects/904901399/</text:p>
          </table:table-cell>
          <table:table-cell office:value-type="string" calcext:value-type="string">
            <text:p><text:span text:style-name="T1"><text:a xlink:href="https://uploads.scratch.mit.edu/get_image/project/904901399" xlink:type="simple">https://uploads.scratch.mit.edu/get_image/project/904901399</text:a></text:span>_480x360.png</text:p>
          </table:table-cell>
          <table:table-cell office:value-type="float" office:value="1697476730" calcext:value-type="float">
            <text:p>1697476730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B2:Feuille1.B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2])); NOT(ISBLANK([.$A2]))))" calcext:base-cell-address="Feuille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 style:data-style-name="N2" text:time-value="13:35:59.79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4:06:46.784000000</dc:date>
    <meta:editing-duration>PT1H47M20S</meta:editing-duration>
    <meta:editing-cycles>16</meta:editing-cycles>
    <meta:generator>LibreOffice/7.3.2.2$Windows_X86_64 LibreOffice_project/49f2b1bff42cfccbd8f788c8dc32c1c309559be0</meta:generator>
    <meta:document-statistic meta:table-count="1" meta:cell-count="49" meta:object-count="0"/>
  </office:meta>
</office:document-meta>
</file>